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113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ategory_relcov_farmers" table:style-name="ta1">
        <table:shapes>
          <draw:frame draw:z-index="0" draw:style-name="gr1" draw:text-style-name="P1" svg:width="45.516cm" svg:height="21.541cm" svg:x="0.22cm" svg:y="4.516cm">
            <draw:object draw:notify-on-update-of-ranges="category_relcov_farmers.A2:category_relcov_farmers.A8 category_relcov_farmers.B1:category_relcov_farmers.B1 category_relcov_farmers.B2:category_relcov_farmers.B8 category_relcov_farmers.C1:category_relcov_farmers.C1 category_relcov_farmers.C2:category_relcov_farmers.C8 category_relcov_farmers.D1:category_relcov_farmers.D1 category_relcov_farmers.D2:category_relcov_farmers.D8 category_relcov_farmers.E1:category_relcov_farmers.E1 category_relcov_farmers.E2:category_relcov_farmers.E8 category_relcov_farmers.F1:category_relcov_farmers.F1 category_relcov_farmers.F2:category_relcov_farmers.F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ewspape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Middle_class</text:p>
          </table:table-cell>
          <table:table-cell office:value-type="string" calcext:value-type="string">
            <text:p>Corporate</text:p>
          </table:table-cell>
          <table:table-cell office:value-type="string" calcext:value-type="string">
            <text:p>Informal_sector</text:p>
          </table:table-cell>
          <table:table-cell office:value-type="string" calcext:value-type="string">
            <text:p>Government</text:p>
          </table:table-cell>
        </table:table-row>
        <table:table-row table:style-name="ro1">
          <table:table-cell office:value-type="string" calcext:value-type="string">
            <text:p>The Hindu</text:p>
          </table:table-cell>
          <table:table-cell office:value-type="float" office:value="1" calcext:value-type="float">
            <text:p>1</text:p>
          </table:table-cell>
          <table:table-cell office:value-type="float" office:value="0.000390169419324404" calcext:value-type="float">
            <text:p>0.0003901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611931639594" calcext:value-type="float">
            <text:p>0.7261193164</text:p>
          </table:table-cell>
        </table:table-row>
        <table:table-row table:style-name="ro1">
          <table:table-cell office:value-type="string" calcext:value-type="string">
            <text:p>Hindustan Tim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752380917946" calcext:value-type="float">
            <text:p>0.8975238092</text:p>
          </table:table-cell>
        </table:table-row>
        <table:table-row table:style-name="ro1">
          <table:table-cell office:value-type="string" calcext:value-type="string">
            <text:p>TOI</text:p>
          </table:table-cell>
          <table:table-cell office:value-type="float" office:value="1" calcext:value-type="float">
            <text:p>1</text:p>
          </table:table-cell>
          <table:table-cell office:value-type="float" office:value="0.000603324766944592" calcext:value-type="float">
            <text:p>0.0006033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2343631259012" calcext:value-type="float">
            <text:p>0.8023436313</text:p>
          </table:table-cell>
        </table:table-row>
        <table:table-row table:style-name="ro1">
          <table:table-cell office:value-type="string" calcext:value-type="string">
            <text:p>Telegraph</text:p>
          </table:table-cell>
          <table:table-cell office:value-type="float" office:value="1" calcext:value-type="float">
            <text:p>1</text:p>
          </table:table-cell>
          <table:table-cell office:value-type="float" office:value="0.0284221856401165" calcext:value-type="float">
            <text:p>0.0284221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3624794225655" calcext:value-type="float">
            <text:p>0.8036247942</text:p>
          </table:table-cell>
        </table:table-row>
        <table:table-row table:style-name="ro1">
          <table:table-cell office:value-type="string" calcext:value-type="string">
            <text:p>New Indian Expres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66045643666766" calcext:value-type="float">
            <text:p>0.8660456437</text:p>
          </table:table-cell>
        </table:table-row>
        <table:table-row table:style-name="ro1">
          <table:table-cell office:value-type="string" calcext:value-type="string">
            <text:p>Indian Express</text:p>
          </table:table-cell>
          <table:table-cell office:value-type="float" office:value="1" calcext:value-type="float">
            <text:p>1</text:p>
          </table:table-cell>
          <table:table-cell office:value-type="float" office:value="0.00093182901703931" calcext:value-type="float">
            <text:p>0.000931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628952345112" calcext:value-type="float">
            <text:p>0.8626289523</text:p>
          </table:table-cell>
        </table:table-row>
        <table:table-row table:style-name="ro1">
          <table:table-cell office:value-type="string" calcext:value-type="string">
            <text:p>Deccan Herald</text:p>
          </table:table-cell>
          <table:table-cell office:value-type="float" office:value="1" calcext:value-type="float">
            <text:p>1</text:p>
          </table:table-cell>
          <table:table-cell office:value-type="float" office:value="0.00387202434547772" calcext:value-type="float">
            <text:p>0.0038720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9019793018859" calcext:value-type="float">
            <text:p>0.8490197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/00/0000</text:date>, <text:time style:data-style-name="N2" text:time-value="18:43:06.180802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1T18:43:34.427657683</dc:date>
    <meta:editing-duration>PT4M40S</meta:editing-duration>
    <meta:editing-cycles>7</meta:editing-cycles>
    <meta:generator>LibreOffice/4.2.8.2$Linux_X86_64 LibreOffice_project/420m0$Build-2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9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5.517cm" svg:height="21.542cm" xlink:href=".." xlink:type="simple" chart:class="chart:bar" chart:style-name="ch1">
        <chart:legend chart:legend-position="end" svg:x="39.289cm" svg:y="8.295cm" style:legend-expansion="high" chart:style-name="ch2"/>
        <chart:plot-area chart:style-name="ch3" table:cell-range-address="category_relcov_farmers.A2:category_relcov_farmers.F8 category_relcov_farmers.B1:category_relcov_farmers.F1" chart:data-source-has-labels="both" svg:x="2.605cm" svg:y="0.43cm" svg:width="35.774cm" svg:height="20.682cm">
          <chartooo:coordinate-region svg:x="3.57cm" svg:y="0.736cm" svg:width="34.79cm" svg:height="18.485cm"/>
          <chart:axis chart:dimension="x" chart:name="primary-x" chart:style-name="ch4" chartooo:axis-type="auto">
            <chartooo:date-scale/>
            <chart:categories table:cell-range-address="category_relcov_farmers.A2:category_relcov_farmers.A8"/>
          </chart:axis>
          <chart:axis chart:dimension="y" chart:name="primary-y" chart:style-name="ch5">
            <chart:title svg:x="0.947cm" svg:y="10.634cm" chart:style-name="ch6">
              <text:p>Constituencies</text:p>
            </chart:title>
            <chart:grid chart:style-name="ch7" chart:class="major"/>
          </chart:axis>
          <chart:series chart:style-name="ch8" chart:values-cell-range-address="category_relcov_farmers.B2:category_relcov_farmers.B8" chart:label-cell-address="category_relcov_farmers.B1:category_relcov_farmers.B1" chart:class="chart:bar">
            <chart:data-point chart:repeated="7"/>
          </chart:series>
          <chart:series chart:style-name="ch9" chart:values-cell-range-address="category_relcov_farmers.C2:category_relcov_farmers.C8" chart:label-cell-address="category_relcov_farmers.C1:category_relcov_farmers.C1" chart:class="chart:bar">
            <chart:data-point chart:repeated="7"/>
          </chart:series>
          <chart:series chart:style-name="ch10" chart:values-cell-range-address="category_relcov_farmers.D2:category_relcov_farmers.D8" chart:label-cell-address="category_relcov_farmers.D1:category_relcov_farmers.D1" chart:class="chart:bar">
            <chart:data-point chart:repeated="7"/>
          </chart:series>
          <chart:series chart:style-name="ch11" chart:values-cell-range-address="category_relcov_farmers.E2:category_relcov_farmers.E8" chart:label-cell-address="category_relcov_farmers.E1:category_relcov_farmers.E1" chart:class="chart:bar">
            <chart:data-point chart:repeated="7"/>
          </chart:series>
          <chart:series chart:style-name="ch12" chart:values-cell-range-address="category_relcov_farmers.F2:category_relcov_farmers.F8" chart:label-cell-address="category_relcov_farmers.F1:category_relcov_farmers.F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or</text:p>
                <draw:g>
                  <svg:desc>category_relcov_farmers.B1:category_relcov_farmers.B1</svg:desc>
                </draw:g>
              </table:table-cell>
              <table:table-cell office:value-type="string">
                <text:p>Middle_class</text:p>
                <draw:g>
                  <svg:desc>category_relcov_farmers.C1:category_relcov_farmers.C1</svg:desc>
                </draw:g>
              </table:table-cell>
              <table:table-cell office:value-type="string">
                <text:p>Corporate</text:p>
                <draw:g>
                  <svg:desc>category_relcov_farmers.D1:category_relcov_farmers.D1</svg:desc>
                </draw:g>
              </table:table-cell>
              <table:table-cell office:value-type="string">
                <text:p>Informal_sector</text:p>
                <draw:g>
                  <svg:desc>category_relcov_farmers.E1:category_relcov_farmers.E1</svg:desc>
                </draw:g>
              </table:table-cell>
              <table:table-cell office:value-type="string">
                <text:p>Government</text:p>
                <draw:g>
                  <svg:desc>category_relcov_farmers.F1:category_relcov_farmer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e Hindu</text:p>
                <draw:g>
                  <svg:desc>category_relcov_farmers.A2:category_relcov_farmers.A8</svg:desc>
                </draw:g>
              </table:table-cell>
              <table:table-cell office:value-type="float" office:value="1">
                <text:p>1</text:p>
                <draw:g>
                  <svg:desc>category_relcov_farmers.B2:category_relcov_farmers.B8</svg:desc>
                </draw:g>
              </table:table-cell>
              <table:table-cell office:value-type="float" office:value="0.000390169419324404">
                <text:p>0.000390169419324404</text:p>
                <draw:g>
                  <svg:desc>category_relcov_farmers.C2:category_relcov_farmers.C8</svg:desc>
                </draw:g>
              </table:table-cell>
              <table:table-cell office:value-type="float" office:value="0">
                <text:p>0</text:p>
                <draw:g>
                  <svg:desc>category_relcov_farmers.D2:category_relcov_farmers.D8</svg:desc>
                </draw:g>
              </table:table-cell>
              <table:table-cell office:value-type="float" office:value="0">
                <text:p>0</text:p>
                <draw:g>
                  <svg:desc>category_relcov_farmers.E2:category_relcov_farmers.E8</svg:desc>
                </draw:g>
              </table:table-cell>
              <table:table-cell office:value-type="float" office:value="0.72611931639594">
                <text:p>0.72611931639594</text:p>
                <draw:g>
                  <svg:desc>category_relcov_farmers.F2:category_relcov_farmers.F8</svg:desc>
                </draw:g>
              </table:table-cell>
            </table:table-row>
            <table:table-row>
              <table:table-cell office:value-type="string">
                <text:p>Hindustan Times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9752380917946">
                <text:p>0.89752380917946</text:p>
              </table:table-cell>
            </table:table-row>
            <table:table-row>
              <table:table-cell office:value-type="string">
                <text:p>TOI</text:p>
              </table:table-cell>
              <table:table-cell office:value-type="float" office:value="1">
                <text:p>1</text:p>
              </table:table-cell>
              <table:table-cell office:value-type="float" office:value="0.000603324766944592">
                <text:p>0.000603324766944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02343631259012">
                <text:p>0.802343631259012</text:p>
              </table:table-cell>
            </table:table-row>
            <table:table-row>
              <table:table-cell office:value-type="string">
                <text:p>Telegraph</text:p>
              </table:table-cell>
              <table:table-cell office:value-type="float" office:value="1">
                <text:p>1</text:p>
              </table:table-cell>
              <table:table-cell office:value-type="float" office:value="0.0284221856401165">
                <text:p>0.0284221856401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03624794225655">
                <text:p>0.803624794225655</text:p>
              </table:table-cell>
            </table:table-row>
            <table:table-row>
              <table:table-cell office:value-type="string">
                <text:p>New Indian Express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66045643666766">
                <text:p>0.866045643666766</text:p>
              </table:table-cell>
            </table:table-row>
            <table:table-row>
              <table:table-cell office:value-type="string">
                <text:p>Indian Express</text:p>
              </table:table-cell>
              <table:table-cell office:value-type="float" office:value="1">
                <text:p>1</text:p>
              </table:table-cell>
              <table:table-cell office:value-type="float" office:value="0.00093182901703931">
                <text:p>0.00093182901703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62628952345112">
                <text:p>0.862628952345112</text:p>
              </table:table-cell>
            </table:table-row>
            <table:table-row>
              <table:table-cell office:value-type="string">
                <text:p>Deccan Herald</text:p>
              </table:table-cell>
              <table:table-cell office:value-type="float" office:value="1">
                <text:p>1</text:p>
              </table:table-cell>
              <table:table-cell office:value-type="float" office:value="0.00387202434547772">
                <text:p>0.003872024345477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49019793018859">
                <text:p>0.8490197930188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